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4</text:p>
      <text:p text:style-name="Standard">Ex 1, 5, 8, 15, 25, 27, 33, 36, 42</text:p>
      <text:p text:style-name="Standard"/>
      <text:p text:style-name="Standard"/>
      <text:list xml:id="list2182613938" text:style-name="L1">
        <text:list-item>
          <text:p text:style-name="P1">It is necessary to consider do-nothing options when evaluating mutually exclusive or independent projects because sometimes doing nothing will be more financially viable (profitable, or less of a money sink) than doing any of the other options. <text:s/>Doing nothing will have a long-term effect, but generally won't have any of the up-front costs associated with projects.</text:p>
        </text:list-item>
      </text:list>
      <text:p text:style-name="Standard"/>
      <text:list xml:id="list211255238" text:style-name="L2">
        <text:list-item>
          <text:p text:style-name="P2">1, 2, 3, 4 are independent projects. <text:s/>The possible bundles are (1), (1,2), (1,2,3), (1,2,4), (2), (2,3), (2,4), (3), (4).</text:p>
        </text:list-item>
      </text:list>
      <text:list xml:id="list1397779545" text:style-name="L3">
        <text:list-item>
          <text:p text:style-name="P3">Cost of $20M 10 years from now.</text:p>
          <text:p text:style-name="P3">1M in year 1, 10% increase through the 10<text:span text:style-name="T1">th</text:span> year.</text:p>
          <text:p text:style-name="P3">Fund earns at 5.25% per year.</text:p>
          <text:p text:style-name="P3">F = $20M</text:p>
        </text:list-item>
        <text:list-item>
          <text:p text:style-name="P3"/>
        </text:list-item>
      </text:list>
      <text:p text:style-name="Standard"/>
      <text:p text:style-name="Standard"/>
      <text:p text:style-name="Standard">CH5</text:p>
      <text:p text:style-name="Standard">Ex 2, 6, 13, 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ben </meta:initial-creator>
    <meta:creation-date>2011-05-18T21:16:11</meta:creation-date>
    <dc:date>2011-05-19T01:05:26</dc:date>
    <dc:creator>torben </dc:creator>
    <meta:editing-duration>PT03H49M17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122" meta:character-count="665"/>
  </office:meta>
</office:document-meta>
</file>